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43f9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43f9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43f9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43f9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43f9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43f9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43f9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43f9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43f9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43f9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43f9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43f9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43f9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43f9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43f9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43f9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43f9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Dubraska Valentina Lara Blanc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0/10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69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anuel Neptali La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471506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37.29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59" meta:non-whitespace-character-count="993"/>
    <meta:template xlink:type="simple" xlink:actuate="onRequest" xlink:title="Normal" xlink:href=""/>
  </office:meta>
</office:document-meta>
</file>